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1" svg:font-family="times" style:font-family-generic="roman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8.715cm" fo:min-width="10.397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6.283cm" fo:min-width="15.812cm"/>
    </style:style>
    <style:style style:name="gr3" style:family="graphic" style:parent-style-name="standard">
      <style:graphic-properties draw:stroke="none" svg:stroke-color="#000000" draw:fill="none" draw:fill-color="#ffffff" fo:min-height="1.869cm"/>
    </style:style>
    <style:style style:name="gr4" style:family="graphic" style:parent-style-name="standard">
      <style:graphic-properties draw:stroke="none" svg:stroke-color="#000000" draw:fill="none" draw:fill-color="#ffffff" fo:min-height="1.961cm"/>
    </style:style>
    <style:style style:name="gr5" style:family="graphic" style:parent-style-name="standard">
      <style:graphic-properties draw:stroke="none" svg:stroke-color="#000000" draw:fill="none" draw:fill-color="#ffffff" fo:min-height="1.839cm"/>
    </style:style>
    <style:style style:name="gr6" style:family="graphic" style:parent-style-name="standard">
      <style:graphic-properties draw:textarea-horizontal-align="justify" draw:textarea-vertical-align="middle" draw:auto-grow-height="false" fo:min-height="1.188cm" fo:min-width="2.643cm"/>
    </style:style>
    <style:style style:name="gr7" style:family="graphic" style:parent-style-name="standard">
      <style:graphic-properties draw:textarea-horizontal-align="justify" draw:textarea-vertical-align="middle" draw:auto-grow-height="false" fo:min-height="1.732cm" fo:min-width="1.508cm"/>
    </style:style>
    <style:style style:name="gr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226cm" fo:min-width="2.643cm"/>
    </style:style>
    <style:style style:name="gr10" style:family="graphic" style:parent-style-name="objectwithoutfill">
      <style:graphic-properties svg:stroke-color="#000000" draw:marker-start="Arrow" draw:marker-start-width="0.3cm" draw:marker-end="Arrow" draw:marker-end-width="0.3cm" draw:fill="solid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5.979cm" fo:min-width="1.79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style:font-name="times1"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times1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style:font-name="times1" fo:font-size="26pt" style:font-size-asian="26pt" style:font-size-complex="26pt"/>
    </style:style>
    <style:style style:name="T2" style:family="text">
      <style:text-properties style:font-name="time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11.865cm" svg:height="9.933cm" svg:x="1.581cm" svg:y="9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018cm" svg:height="7.239cm" svg:x="18.272cm" svg:y="1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3.355cm" svg:height="2.119cm" svg:x="37.591cm" svg:y="5.104cm">
          <draw:text-box>
            <text:p><text:span text:style-name="T1">Engine</text:span></text:p>
            <text:p><text:span text:style-name="T1">x86</text:span></text:p>
          </draw:text-box>
        </draw:frame>
        <draw:frame draw:style-name="gr4" draw:text-style-name="P2" draw:layer="layout" svg:width="3.255cm" svg:height="2.211cm" svg:x="37.61cm" svg:y="23.681cm">
          <draw:text-box>
            <text:p><text:span text:style-name="T1">Engine</text:span></text:p>
            <text:p><text:span text:style-name="T1">ARM</text:span></text:p>
          </draw:text-box>
        </draw:frame>
        <draw:frame draw:style-name="gr5" draw:text-style-name="P2" draw:layer="layout" svg:width="3.81cm" svg:height="2.089cm" svg:x="37.155cm" svg:y="14.456cm">
          <draw:text-box>
            <text:p><text:span text:style-name="T1">Engine </text:span></text:p>
            <text:p><text:span text:style-name="T1">RISC-V</text:span></text:p>
          </draw:text-box>
        </draw:frame>
        <draw:frame draw:style-name="gr5" draw:text-style-name="P2" draw:layer="layout" svg:width="8.352cm" svg:height="2.089cm" svg:x="3.386cm" svg:y="18.472cm">
          <draw:text-box>
            <text:p><text:span text:style-name="T1">Converter x86/ARM</text:span></text:p>
          </draw:text-box>
        </draw:frame>
        <draw:custom-shape draw:style-name="gr6" draw:text-style-name="P4" xml:id="id2" draw:id="id2" draw:layer="layout" svg:width="4.445cm" svg:height="2.032cm" svg:x="18.741cm" svg:y="6.856cm">
          <text:p text:style-name="P3"><text:span text:style-name="T2">Rea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4" draw:id="id4" draw:layer="layout" svg:width="4.445cm" svg:height="2.032cm" svg:x="24.841cm" svg:y="6.857cm">
          <text:p text:style-name="P3"><text:span text:style-name="T2">Encrypt/</text:span></text:p>
          <text:p text:style-name="P3"><text:span text:style-name="T2">Decryp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3" draw:id="id3" draw:layer="layout" svg:width="4.445cm" svg:height="2.032cm" svg:x="30.541cm" svg:y="6.858cm">
          <text:p text:style-name="P3"><text:span text:style-name="T2">Wri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" draw:id="id1" draw:layer="layout" svg:width="2.84cm" svg:height="2.802cm" svg:x="25.319cm" svg:y="3.151cm">
          <text:p text:style-name="P3"><text:span text:style-name="T2">PPM</text:span></text:p>
          <text:p text:style-name="P3"><text:span text:style-name="T2">Im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svg:x1="25.319cm" svg:y1="4.552cm" svg:x2="20.964cm" svg:y2="6.856cm" draw:start-shape="id1" draw:start-glue-point="6" draw:end-shape="id2" draw:end-glue-point="4" svg:d="M25319 4552h-4355v2304" svg:viewBox="0 0 4356 2305">
          <text:p/>
        </draw:connector>
        <draw:connector draw:style-name="gr8" draw:text-style-name="P5" draw:layer="layout" svg:x1="32.764cm" svg:y1="6.858cm" svg:x2="28.159cm" svg:y2="4.552cm" draw:start-shape="id3" draw:start-glue-point="4" draw:end-shape="id1" draw:end-glue-point="10" svg:d="M32764 6858v-2306h-4605" svg:viewBox="0 0 4606 2307">
          <text:p/>
        </draw:connector>
        <draw:connector draw:style-name="gr8" draw:text-style-name="P5" draw:layer="layout" svg:x1="23.186cm" svg:y1="7.872cm" svg:x2="24.841cm" svg:y2="7.873cm" draw:start-shape="id2" draw:start-glue-point="10" draw:end-shape="id4" draw:end-glue-point="6" svg:d="M23186 7872h827v1h828" svg:viewBox="0 0 1656 2">
          <text:p/>
        </draw:connector>
        <draw:connector draw:style-name="gr8" draw:text-style-name="P5" draw:layer="layout" svg:x1="29.286cm" svg:y1="7.873cm" svg:x2="30.541cm" svg:y2="7.874cm" draw:start-shape="id4" draw:start-glue-point="10" draw:end-shape="id3" svg:d="M29286 7873h627v1h628" svg:viewBox="0 0 1256 2">
          <text:p/>
        </draw:connector>
        <draw:custom-shape draw:style-name="gr2" draw:text-style-name="P1" draw:layer="layout" svg:width="17.018cm" svg:height="7.239cm" svg:x="18.373cm" svg:y="11.1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16" draw:id="id16" draw:layer="layout" svg:width="4.445cm" svg:height="2.086cm" svg:x="24.303cm" svg:y="11.36cm">
          <text:p text:style-name="P3"><text:span text:style-name="T2">Rea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0" draw:id="id10" draw:layer="layout" svg:width="4.445cm" svg:height="2.032cm" svg:x="27.689cm" svg:y="13.7cm">
          <text:p text:style-name="P3"><text:span text:style-name="T2">Encrypt/</text:span></text:p>
          <text:p text:style-name="P3"><text:span text:style-name="T2">Decryp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1" draw:id="id11" draw:layer="layout" svg:width="4.445cm" svg:height="2.032cm" svg:x="29.575cm" svg:y="16.14cm">
          <text:p text:style-name="P3"><text:span text:style-name="T2">Wri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2" draw:id="id12" draw:layer="layout" svg:width="2.84cm" svg:height="2.802cm" svg:x="20.607cm" svg:y="13.446cm">
          <text:p text:style-name="P3"><text:span text:style-name="T2">PPM</text:span></text:p>
          <text:p text:style-name="P3"><text:span text:style-name="T2">Im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svg:x1="7.513cm" svg:y1="9.89cm" svg:x2="26.739cm" svg:y2="3.151cm" draw:start-shape="id5" draw:start-glue-point="0" draw:end-shape="id1" draw:end-glue-point="4" svg:d="M7513 9890v-7240h19226v501" svg:viewBox="0 0 19227 7241">
          <text:p/>
        </draw:connector>
        <draw:custom-shape draw:style-name="gr2" draw:text-style-name="P1" draw:layer="layout" svg:width="17.018cm" svg:height="7.239cm" svg:x="18.374cm" svg:y="20.6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6" draw:id="id6" draw:layer="layout" svg:width="4.445cm" svg:height="2.032cm" svg:x="18.907cm" svg:y="21.139cm">
          <text:p text:style-name="P3"><text:span text:style-name="T2">Rea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7" draw:id="id7" draw:layer="layout" svg:width="4.445cm" svg:height="2.032cm" svg:x="24.749cm" svg:y="21.139cm">
          <text:p text:style-name="P3"><text:span text:style-name="T2">Encrypt/</text:span></text:p>
          <text:p text:style-name="P3"><text:span text:style-name="T2">Decryp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8" draw:id="id8" draw:layer="layout" svg:width="4.445cm" svg:height="2.032cm" svg:x="30.564cm" svg:y="21.166cm">
          <text:p text:style-name="P3"><text:span text:style-name="T2">Wri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9" draw:id="id9" draw:layer="layout" svg:width="2.84cm" svg:height="2.802cm" svg:x="25.511cm" svg:y="23.976cm">
          <text:p text:style-name="P3"><text:span text:style-name="T2">PPM</text:span></text:p>
          <text:p text:style-name="P3"><text:span text:style-name="T2">Im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svg:x1="23.352cm" svg:y1="22.155cm" svg:x2="24.749cm" svg:y2="22.155cm" draw:start-shape="id6" draw:start-glue-point="10" draw:end-shape="id7" draw:end-glue-point="6" svg:d="M23352 22155h1397" svg:viewBox="0 0 1398 1">
          <text:p/>
        </draw:connector>
        <draw:connector draw:style-name="gr8" draw:text-style-name="P5" draw:layer="layout" svg:x1="29.194cm" svg:y1="22.155cm" svg:x2="30.564cm" svg:y2="22.182cm" draw:start-shape="id7" draw:start-glue-point="10" draw:end-shape="id8" svg:d="M29194 22155h685v27h685" svg:viewBox="0 0 1371 28">
          <text:p/>
        </draw:connector>
        <draw:connector draw:style-name="gr10" draw:text-style-name="P5" draw:layer="layout" svg:x1="7.513cm" svg:y1="19.823cm" svg:x2="26.931cm" svg:y2="26.778cm" draw:start-shape="id5" draw:start-glue-point="2" draw:end-shape="id9" draw:end-glue-point="8" svg:d="M7513 19823v7457h19418v-502" svg:viewBox="0 0 19419 7458">
          <text:p/>
        </draw:connector>
        <draw:connector draw:style-name="gr8" draw:text-style-name="P5" draw:layer="layout" svg:x1="25.511cm" svg:y1="25.377cm" svg:x2="21.13cm" svg:y2="23.171cm" draw:start-shape="id9" draw:start-glue-point="6" draw:end-shape="id6" draw:end-glue-point="8" svg:d="M25511 25377h-4381v-2206" svg:viewBox="0 0 4382 2207">
          <text:p/>
        </draw:connector>
        <draw:connector draw:style-name="gr8" draw:text-style-name="P5" draw:layer="layout" svg:x1="32.787cm" svg:y1="23.198cm" svg:x2="28.351cm" svg:y2="25.377cm" draw:start-shape="id8" draw:start-glue-point="8" draw:end-shape="id9" draw:end-glue-point="10" svg:d="M32787 23198v2179h-4436" svg:viewBox="0 0 4437 2180">
          <text:p/>
        </draw:connector>
        <draw:connector draw:style-name="gr8" draw:text-style-name="P5" draw:layer="layout" draw:line-skew="0.388cm" svg:x1="32.134cm" svg:y1="14.716cm" svg:x2="34.02cm" svg:y2="17.156cm" draw:start-shape="id10" draw:start-glue-point="10" draw:end-shape="id11" draw:end-glue-point="10" svg:d="M32134 14716h2775v2440h-889" svg:viewBox="0 0 2776 2441">
          <text:p/>
        </draw:connector>
        <draw:connector draw:style-name="gr10" draw:text-style-name="P5" draw:layer="layout" svg:x1="13.446cm" svg:y1="14.856cm" svg:x2="20.607cm" svg:y2="14.847cm" draw:start-shape="id5" draw:start-glue-point="1" draw:end-shape="id12" draw:end-glue-point="6" svg:d="M13446 14856h3581v-9h3580" svg:viewBox="0 0 7162 10">
          <text:p/>
        </draw:connector>
        <draw:custom-shape draw:style-name="gr7" draw:text-style-name="P4" xml:id="id14" draw:id="id14" draw:layer="layout" svg:width="2.84cm" svg:height="2.802cm" svg:x="8.548cm" svg:y="11.406cm">
          <text:p text:style-name="P3"><text:span text:style-name="T2">PNG</text:span></text:p>
          <text:p text:style-name="P3"><text:span text:style-name="T2">Im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5" draw:id="id15" draw:layer="layout" svg:width="2.84cm" svg:height="2.802cm" svg:x="8.49cm" svg:y="14.872cm">
          <text:p text:style-name="P3"><text:span text:style-name="T2">JPEG/</text:span></text:p>
          <text:p text:style-name="P3"><text:span text:style-name="T2">JPG</text:span></text:p>
          <text:p text:style-name="P3"><text:span text:style-name="T2">Im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3" draw:id="id13" draw:layer="layout" svg:width="2.54cm" svg:height="6.477cm" svg:x="2.743cm" svg:y="11.414cm">
          <text:p text:style-name="P3"><text:span text:style-name="T2">N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draw:type="line" svg:x1="5.283cm" svg:y1="14.652cm" svg:x2="8.548cm" svg:y2="12.807cm" draw:start-shape="id13" draw:start-glue-point="1" draw:end-shape="id14" draw:end-glue-point="6" svg:d="M5283 14652l3265-1845" svg:viewBox="0 0 3266 1846">
          <text:p/>
        </draw:connector>
        <draw:connector draw:style-name="gr8" draw:text-style-name="P5" draw:layer="layout" draw:type="line" svg:x1="5.283cm" svg:y1="14.652cm" svg:x2="8.49cm" svg:y2="16.273cm" draw:start-shape="id13" draw:start-glue-point="1" draw:end-shape="id15" draw:end-glue-point="6" svg:d="M5283 14652l3207 1621" svg:viewBox="0 0 3208 1622">
          <text:p/>
        </draw:connector>
        <draw:connector draw:style-name="gr8" draw:text-style-name="P5" draw:layer="layout" draw:type="lines" draw:line-skew="0cm 0.379cm" svg:x1="29.575cm" svg:y1="17.156cm" svg:x2="22.027cm" svg:y2="16.248cm" draw:start-shape="id11" draw:start-glue-point="6" draw:end-shape="id12" draw:end-glue-point="8" svg:d="M29575 17156h-502l-7046-27v-881" svg:viewBox="0 0 7549 909">
          <text:p/>
        </draw:connector>
        <draw:connector draw:style-name="gr8" draw:text-style-name="P5" draw:layer="layout" draw:type="lines" draw:line-skew="-0.515cm" svg:x1="22.027cm" svg:y1="13.446cm" svg:x2="24.303cm" svg:y2="12.403cm" draw:start-shape="id12" draw:start-glue-point="4" draw:end-shape="id16" draw:end-glue-point="6" svg:d="M22027 13446v-1016l1774-27h502" svg:viewBox="0 0 2277 1044">
          <text:p/>
        </draw:connector>
        <draw:connector draw:style-name="gr8" draw:text-style-name="P5" draw:layer="layout" draw:type="lines" draw:line-skew="0.768cm" svg:x1="26.526cm" svg:y1="13.446cm" svg:x2="27.689cm" svg:y2="14.716cm" draw:start-shape="id16" draw:start-glue-point="8" draw:end-shape="id10" draw:end-glue-point="6" svg:d="M26526 13446v1270h661 502" svg:viewBox="0 0 1164 127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1" svg:font-family="times" style:font-family-generic="roman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19T19:47:05.027310798</meta:creation-date>
    <dc:date>2019-10-20T20:28:03.704709252</dc:date>
    <meta:editing-duration>PT1H38M21S</meta:editing-duration>
    <meta:editing-cycles>12</meta:editing-cycles>
    <meta:generator>LibreOffice/6.3.2.2$Linux_X86_64 LibreOffice_project/30$Build-2</meta:generator>
    <meta:document-statistic meta:object-count="40"/>
  </office:meta>
</office:document-meta>
</file>